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text-properties style:font-name="Consolas" fo:font-size="14pt" fo:language="en" fo:country="US" style:font-size-asian="14pt" style:font-name-complex="Consolas1" style:font-size-complex="14pt"/>
    </style:style>
    <style:style style:name="P2" style:family="paragraph" style:parent-style-name="Standard" style:list-style-name="L2"/>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style:text-properties style:font-name="Consolas" fo:font-size="14pt" fo:language="en" fo:country="US" style:font-size-asian="14pt" style:font-name-complex="Consolas1" style:font-size-complex="14pt"/>
    </style:style>
    <style:style style:name="P5" style:family="paragraph" style:parent-style-name="Standard" style:master-page-name="Standard">
      <style:paragraph-properties style:page-number="auto"/>
    </style:style>
    <style:style style:name="P6" style:family="paragraph" style:parent-style-name="List_20_Paragraph" style:list-style-name="WWNum1"/>
    <style:style style:name="T1" style:family="text">
      <style:text-properties style:font-name="Consolas" fo:font-size="20pt" fo:language="en" fo:country="US" fo:font-weight="bold" style:font-size-asian="20pt" style:font-weight-asian="bold" style:font-name-complex="Consolas1" style:font-size-complex="14pt"/>
    </style:style>
    <style:style style:name="T2" style:family="text">
      <style:text-properties style:font-name="Consolas" fo:font-size="14pt" fo:language="en" fo:country="US" style:font-size-asian="14pt" style:font-name-complex="Consolas1" style:font-size-complex="14pt"/>
    </style:style>
    <style:style style:name="T3" style:family="text">
      <style:text-properties style:font-name="Consolas" fo:font-size="14pt" fo:language="en" fo:country="US" fo:font-weight="bold" style:font-size-asian="14pt" style:font-weight-asian="bold" style:font-name-complex="Consolas1" style:font-size-complex="14pt"/>
    </style:style>
    <style:style style:name="T4" style:family="text">
      <style:text-properties style:font-name="Consolas" fo:font-size="14pt" fo:language="en" fo:country="US" fo:font-style="italic" style:font-size-asian="14pt" style:font-style-asian="italic" style:font-name-complex="Consolas1" style:font-size-complex="14pt" style:font-style-complex="italic"/>
    </style:style>
    <style:style style:name="T5" style:family="text">
      <style:text-properties style:font-name="Consolas" fo:font-size="14pt" fo:language="en" fo:country="US" fo:font-style="italic" fo:font-weight="bold" style:font-size-asian="14pt" style:font-style-asian="italic" style:font-weight-asian="bold" style:font-name-complex="Consolas1" style:font-size-complex="14pt" style:font-style-complex="italic" style:font-weight-complex="bold"/>
    </style:style>
    <style:style style:name="T6" style:family="text">
      <style:text-properties style:font-name="Consolas" fo:font-size="14pt" fo:language="en" fo:country="US" fo:font-style="italic" fo:font-weight="normal" style:font-size-asian="14pt" style:font-style-asian="italic" style:font-weight-asian="normal" style:font-name-complex="Consolas1" style:font-size-complex="14pt" style:font-style-complex="italic" style:font-weight-complex="normal"/>
    </style:style>
    <style:style style:name="T7" style:family="text">
      <style:text-properties fo:color="#ff0000" style:font-name="Consolas" fo:font-size="14pt" style:font-size-asian="14pt" style:font-name-complex="Consolas1" style:font-size-complex="14pt"/>
    </style:style>
    <style:style style:name="T8" style:family="text">
      <style:text-properties fo:color="#ff0000" style:font-name="Consolas" fo:font-size="14pt" fo:language="en" fo:country="US" style:font-size-asian="14pt" style:font-name-complex="Consolas1" style:font-size-complex="14pt"/>
    </style:style>
    <style:style style:name="T9" style:family="text">
      <style:text-properties fo:color="#ff0000" style:font-name="Consolas" fo:font-size="14pt" fo:language="en" fo:country="US" fo:font-weight="bold" style:font-size-asian="14pt" style:font-weight-asian="bold" style:font-name-complex="Consolas1" style:font-size-complex="14pt"/>
    </style:style>
    <style:style style:name="T10" style:family="text">
      <style:text-properties fo:color="#595959" style:font-name="Consolas" fo:font-size="14pt" fo:language="en" fo:country="US" style:font-size-asian="14pt" style:font-name-complex="Consolas1" style:font-size-complex="14pt"/>
    </style:style>
    <style:style style:name="T11" style:family="text">
      <style:text-properties fo:color="#595959" style:font-name="Consolas" fo:font-size="14pt" fo:language="en" fo:country="US" fo:font-weight="bold" style:font-size-asian="14pt" style:font-weight-asian="bold" style:font-name-complex="Consolas1" style:font-size-complex="14pt"/>
    </style:style>
    <style:style style:name="T12" style:family="text">
      <style:text-properties fo:color="#7f7f7f" style:font-name="Consolas" fo:font-size="14pt" fo:language="en" fo:country="US" fo:font-weight="bold" style:font-size-asian="14pt" style:font-weight-asian="bold" style:font-name-complex="Consolas1" style:font-size-complex="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plit It - User manual</text:span></text:p>
      <text:p text:style-name="Standard"><text:span text:style-name="T3">Introduction</text:span></text:p>
      <text:p text:style-name="P3"><text:span text:style-name="T2">Split It is a finance app that targets young mobile people with active and interactive economic lives. Whether you want to split a tab, pay your part of a group expense or keep track of mutual debts, Split It is the app for you. With the possibility to invite your contacts to share a tab or an economic event it’s easy to organize your joint payment. When your contacts accept the invite the mutual debts are automatically recalculated. The ease of use is what will make you want to use it – every day.</text:span></text:p>
      <text:p text:style-name="P4"/>
      <text:p text:style-name="Standard"><text:span text:style-name="T2">This user manual is a guide on how to use the Split It Android application. </text:span></text:p>
      <text:p text:style-name="Standard"><text:span text:style-name="T3">System requirements</text:span></text:p>
      <text:list xml:id="list8397458122656557065" text:style-name="L3">
        <text:list-item>
          <text:p text:style-name="P1">Java 4 SE development environment </text:p>
        </text:list-item>
        <text:list-item>
          <text:p text:style-name="P1">Android SDK </text:p>
        </text:list-item>
        <text:list-item>
          <text:p text:style-name="P1">Android device (physical or virtual)</text:p>
        </text:list-item>
        <text:list-item>
          <text:p text:style-name="P1">Android SDK targets </text:p>
        </text:list-item>
      </text:list>
      <text:list xml:id="list3809550760051737241" text:style-name="L2">
        <text:list-item>
          <text:p text:style-name="P2"><text:span text:style-name="T4">Minimum S</text:span><text:span text:style-name="T6">DK: </text:span><text:span text:style-name="Strong_20_Emphasis"><text:span text:style-name="T6">7</text:span></text:span><text:span text:style-name="T6"> </text:span></text:p>
        </text:list-item>
        <text:list-item>
          <text:p text:style-name="P2"><text:span text:style-name="T6">Target SDK: </text:span><text:span text:style-name="Strong_20_Emphasis"><text:span text:style-name="T6">19</text:span></text:span><text:span text:style-name="T6"> </text:span></text:p>
        </text:list-item>
      </text:list>
      <text:p text:style-name="Standard"><text:span text:style-name="T3">Installation</text:span></text:p>
      <text:list xml:id="list7489985618804361772" text:style-name="WWNum1">
        <text:list-item>
          <text:p text:style-name="P6"><text:span text:style-name="T2">Visit </text:span><text:a xlink:type="simple" xlink:href="https://github.com/wisingd/Dajoroli">https://github.com/wisingd/Dajoroli</text:a><text:span text:style-name="T2">.</text:span></text:p>
        </text:list-item>
        <text:list-item>
          <text:p text:style-name="P6"><text:span text:style-name="T2">Fork your own copy of wising/Dajoroli to your GitHub account.</text:span></text:p>
        </text:list-item>
        <text:list-item>
          <text:p text:style-name="P6"><text:span text:style-name="T2">Start Eclipse or another Java </text:span><text:span text:style-name="T8">[version] </text:span><text:span text:style-name="T2">development environment.</text:span></text:p>
        </text:list-item>
        <text:list-item>
          <text:p text:style-name="P6"><text:span text:style-name="T2">Import the project folder of Split It.</text:span></text:p>
        </text:list-item>
        <text:list-item>
          <text:p text:style-name="P6"><text:span text:style-name="T2">Connect your Android device to the computer.</text:span></text:p>
        </text:list-item>
        <text:list-item>
          <text:p text:style-name="P6"><text:soft-page-break/><text:span text:style-name="T2">Run the application in Eclipse.</text:span></text:p>
        </text:list-item>
      </text:list>
      <text:p text:style-name="Standard"><text:span text:style-name="T3">Overview</text:span></text:p>
      <text:p text:style-name="Standard"><text:span text:style-name="T11">Main sections</text:span></text:p>
      <text:p text:style-name="Standard"><text:span text:style-name="T2">When Split It is started, you will enter the main menu of the application. </text:span></text:p>
      <text:p text:style-name="Standard"><text:span text:style-name="T7">[BILD PÅ STARTMENYN MED FÖRKLARANDE PILAR PÅ VARJE KNAPP]</text:span></text:p>
      <text:p text:style-name="Standard"><text:span text:style-name="T12">Add a contact</text:span></text:p>
      <text:p text:style-name="Standard"><text:span text:style-name="T2">…</text:span></text:p>
      <text:p text:style-name="Standard"><text:span text:style-name="T12">Add a debt or an owing</text:span></text:p>
      <text:p text:style-name="Standard"><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Jensen</meta:initial-creator>
    <meta:editing-cycles>1</meta:editing-cycles>
    <meta:creation-date>2014-05-14T11:24:00</meta:creation-date>
    <dc:date>2014-05-15T14:50:53.45</dc:date>
    <meta:editing-duration>PT31S</meta:editing-duration>
    <meta:generator>OpenOffice/4.0.1$Win32 OpenOffice.org_project/401m5$Build-9714</meta:generator>
    <meta:document-statistic meta:table-count="0" meta:image-count="0" meta:object-count="0" meta:page-count="2" meta:paragraph-count="26" meta:word-count="227" meta:character-count="1264"/>
    <meta:user-defined meta:name="AppVersion">14.0000</meta:user-defined>
    <meta:user-defined meta:name="Company">Chalm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F7AB2AD" xlink:href=""/>
  </office:meta>
</office:document-meta>
</file>